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@</mo>
            <mstyle mathvariant="bold">
              <mrow>
                <mi>A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row>
                <mi/>
                <mo stretchy="false">−</mo>
                <msub>
                  <mo stretchy="false">μ</mo>
                  <mn>0</mn>
                </msub>
              </mrow>
            </mrow>
            <mstyle mathvariant="bold">
              <mrow>
                <mi>j</mi>
              </mrow>
            </mstyle>
            <mi/>
            <mi>,</mi>
          </mrow>
        </mtd>
      </mtr>
      <mtr>
        <mtd>
          <mrow/>
        </mtd>
      </mtr>
      <mtr>
        <mtd>
          <mrow>
            <mo stretchy="false">@</mo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row>
              <mfrac>
                <mrow>
                  <mrow>
                    <mo stretchy="false">−</mo>
                    <mo stretchy="false">ρ</mo>
                  </mrow>
                </mrow>
                <msub>
                  <mo stretchy="false">ϵ</mo>
                  <mn>0</mn>
                </msub>
              </mfrac>
            </mrow>
          </mrow>
        </mtd>
      </mtr>
    </mtable>
    <annotation encoding="StarMath 5.0">alignl %UxE57C bold A (bold r , t) `=` - %mu _0 bold j ` , newline newline
alignl %UxE57C %iphi (bold r , t) `=` {alignc {- %rho} over %epsilon _0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7:09:49.343000000</meta:creation-date>
    <meta:generator>LibreOffice/4.1.4.2$Windows_x86 LibreOffice_project/0a0440ccc0227ad9829de5f46be37cfb6edcf72</meta:generator>
  </office:meta>
</office:document-meta>
</file>